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N° ordre">
            <text:p>N° ordre</text:p>
          </table:table-cell>
          <table:table-cell table:style-name="pd1" office:value-type="string" office:value="Prenoms">
            <text:p>Prenoms</text:p>
          </table:table-cell>
          <table:table-cell table:style-name="pd1" office:value-type="string" office:value="Noms">
            <text:p>Noms</text:p>
          </table:table-cell>
        </table:table-row>
        <table:table-row>
          <table:table-cell office:value-type="string" office:value="1">
            <text:p>1</text:p>
          </table:table-cell>
          <table:table-cell office:value-type="string" office:value="Oumar">
            <text:p>Oumar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">
            <text:p>2</text:p>
          </table:table-cell>
          <table:table-cell office:value-type="string" office:value="Aminata">
            <text:p>Aminata</text:p>
          </table:table-cell>
          <table:table-cell office:value-type="string" office:value="Dembelé">
            <text:p>Dembelé</text:p>
          </table:table-cell>
        </table:table-row>
        <table:table-row>
          <table:table-cell office:value-type="string" office:value="3">
            <text:p>3</text:p>
          </table:table-cell>
          <table:table-cell office:value-type="string" office:value="Aminata">
            <text:p>Aminata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4">
            <text:p>4</text:p>
          </table:table-cell>
          <table:table-cell office:value-type="string" office:value="Assetou">
            <text:p>Assetou</text:p>
          </table:table-cell>
          <table:table-cell office:value-type="string" office:value="Keïta">
            <text:p>Keïta</text:p>
          </table:table-cell>
        </table:table-row>
        <table:table-row>
          <table:table-cell office:value-type="string" office:value="5">
            <text:p>5</text:p>
          </table:table-cell>
          <table:table-cell office:value-type="string" office:value="Djélika">
            <text:p>Djélika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6">
            <text:p>6</text:p>
          </table:table-cell>
          <table:table-cell office:value-type="string" office:value="Aboubacar">
            <text:p>Aboubacar</text:p>
          </table:table-cell>
          <table:table-cell office:value-type="string" office:value="Bouare">
            <text:p>Bouare</text:p>
          </table:table-cell>
        </table:table-row>
        <table:table-row>
          <table:table-cell office:value-type="string" office:value="7">
            <text:p>7</text:p>
          </table:table-cell>
          <table:table-cell office:value-type="string" office:value="Kadia Bamousso">
            <text:p>Kadia Bamousso</text:p>
          </table:table-cell>
          <table:table-cell office:value-type="string" office:value="Tangara">
            <text:p>Tangara</text:p>
          </table:table-cell>
        </table:table-row>
        <table:table-row>
          <table:table-cell office:value-type="string" office:value="8">
            <text:p>8</text:p>
          </table:table-cell>
          <table:table-cell office:value-type="string" office:value="Fatoumata">
            <text:p>Fatoumata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9">
            <text:p>9</text:p>
          </table:table-cell>
          <table:table-cell office:value-type="string" office:value="Daouda">
            <text:p>Daouda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10">
            <text:p>10</text:p>
          </table:table-cell>
          <table:table-cell office:value-type="string" office:value="Ousmane">
            <text:p>Ousmane</text:p>
          </table:table-cell>
          <table:table-cell office:value-type="string" office:value="Djibo">
            <text:p>Djibo</text:p>
          </table:table-cell>
        </table:table-row>
        <table:table-row>
          <table:table-cell office:value-type="string" office:value="11">
            <text:p>11</text:p>
          </table:table-cell>
          <table:table-cell office:value-type="string" office:value="Fakouma">
            <text:p>Fakouma</text:p>
          </table:table-cell>
          <table:table-cell office:value-type="string" office:value="Sininta">
            <text:p>Sininta</text:p>
          </table:table-cell>
        </table:table-row>
        <table:table-row>
          <table:table-cell office:value-type="string" office:value="12">
            <text:p>12</text:p>
          </table:table-cell>
          <table:table-cell office:value-type="string" office:value="Dicko Issa">
            <text:p>Dicko Issa</text:p>
          </table:table-cell>
          <table:table-cell office:value-type="string" office:value="Tamboura">
            <text:p>Tamboura</text:p>
          </table:table-cell>
        </table:table-row>
        <table:table-row>
          <table:table-cell office:value-type="string" office:value="13">
            <text:p>13</text:p>
          </table:table-cell>
          <table:table-cell office:value-type="string" office:value="Amadou">
            <text:p>Amadou</text:p>
          </table:table-cell>
          <table:table-cell office:value-type="string" office:value="Boré">
            <text:p>Boré</text:p>
          </table:table-cell>
        </table:table-row>
        <table:table-row>
          <table:table-cell office:value-type="string" office:value="14">
            <text:p>14</text:p>
          </table:table-cell>
          <table:table-cell office:value-type="string" office:value="Wassa">
            <text:p>Wassa</text:p>
          </table:table-cell>
          <table:table-cell office:value-type="string" office:value="Traore">
            <text:p>Traore</text:p>
          </table:table-cell>
        </table:table-row>
        <table:table-row>
          <table:table-cell office:value-type="string" office:value="15">
            <text:p>15</text:p>
          </table:table-cell>
          <table:table-cell office:value-type="string" office:value="Kadiatou">
            <text:p>Kadiatou</text:p>
          </table:table-cell>
          <table:table-cell office:value-type="string" office:value="Saounera">
            <text:p>Saounera</text:p>
          </table:table-cell>
        </table:table-row>
        <table:table-row>
          <table:table-cell office:value-type="string" office:value="16">
            <text:p>16</text:p>
          </table:table-cell>
          <table:table-cell office:value-type="string" office:value="Sidi">
            <text:p>Sidi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17">
            <text:p>17</text:p>
          </table:table-cell>
          <table:table-cell office:value-type="string" office:value="Aboubacar">
            <text:p>Aboubacar</text:p>
          </table:table-cell>
          <table:table-cell office:value-type="string" office:value="Camara">
            <text:p>Camara</text:p>
          </table:table-cell>
        </table:table-row>
        <table:table-row>
          <table:table-cell office:value-type="string" office:value="18">
            <text:p>18</text:p>
          </table:table-cell>
          <table:table-cell office:value-type="string" office:value="Sekou">
            <text:p>Sekou</text:p>
          </table:table-cell>
          <table:table-cell office:value-type="string" office:value="Kalane">
            <text:p>Kalane</text:p>
          </table:table-cell>
        </table:table-row>
        <table:table-row>
          <table:table-cell office:value-type="string" office:value="19">
            <text:p>19</text:p>
          </table:table-cell>
          <table:table-cell office:value-type="string" office:value="Aïché">
            <text:p>Aïché</text:p>
          </table:table-cell>
          <table:table-cell office:value-type="string" office:value="Sougouna">
            <text:p>Sougouna</text:p>
          </table:table-cell>
        </table:table-row>
        <table:table-row>
          <table:table-cell office:value-type="string" office:value="20">
            <text:p>20</text:p>
          </table:table-cell>
          <table:table-cell office:value-type="string" office:value="Alou">
            <text:p>Alou</text:p>
          </table:table-cell>
          <table:table-cell office:value-type="string" office:value="Kébé">
            <text:p>Kébé</text:p>
          </table:table-cell>
        </table:table-row>
        <table:table-row>
          <table:table-cell office:value-type="string" office:value="21">
            <text:p>21</text:p>
          </table:table-cell>
          <table:table-cell office:value-type="string" office:value="Maïmouna">
            <text:p>Maïmouna</text:p>
          </table:table-cell>
          <table:table-cell office:value-type="string" office:value="Koné">
            <text:p>Koné</text:p>
          </table:table-cell>
        </table:table-row>
        <table:table-row>
          <table:table-cell office:value-type="string" office:value="22">
            <text:p>22</text:p>
          </table:table-cell>
          <table:table-cell office:value-type="string" office:value="Seydou">
            <text:p>Seydou</text:p>
          </table:table-cell>
          <table:table-cell office:value-type="string" office:value="Zalla">
            <text:p>Zalla</text:p>
          </table:table-cell>
        </table:table-row>
        <table:table-row>
          <table:table-cell office:value-type="string" office:value="23">
            <text:p>23</text:p>
          </table:table-cell>
          <table:table-cell office:value-type="string" office:value="Ousmane">
            <text:p>Ousmane</text:p>
          </table:table-cell>
          <table:table-cell office:value-type="string" office:value="Diabaté">
            <text:p>Diabaté</text:p>
          </table:table-cell>
        </table:table-row>
        <table:table-row>
          <table:table-cell office:value-type="string" office:value="24">
            <text:p>24</text:p>
          </table:table-cell>
          <table:table-cell office:value-type="string" office:value="Bourama">
            <text:p>Bourama</text:p>
          </table:table-cell>
          <table:table-cell office:value-type="string" office:value="Sacko">
            <text:p>Sacko</text:p>
          </table:table-cell>
        </table:table-row>
        <table:table-row>
          <table:table-cell office:value-type="string" office:value="25">
            <text:p>25</text:p>
          </table:table-cell>
          <table:table-cell office:value-type="string" office:value="Alou Badra">
            <text:p>Alou Badra</text:p>
          </table:table-cell>
          <table:table-cell office:value-type="string" office:value="Bangoura">
            <text:p>Bangoura</text:p>
          </table:table-cell>
        </table:table-row>
        <table:table-row>
          <table:table-cell office:value-type="string" office:value="26">
            <text:p>26</text:p>
          </table:table-cell>
          <table:table-cell office:value-type="string" office:value="Mamadou Latif">
            <text:p>Mamadou Latif</text:p>
          </table:table-cell>
          <table:table-cell office:value-type="string" office:value="Doumbia">
            <text:p>Doumbia</text:p>
          </table:table-cell>
        </table:table-row>
        <table:table-row>
          <table:table-cell office:value-type="string" office:value="27">
            <text:p>27</text:p>
          </table:table-cell>
          <table:table-cell office:value-type="string" office:value="Cheickné Amada">
            <text:p>Cheickné Amada</text:p>
          </table:table-cell>
          <table:table-cell office:value-type="string" office:value="Diakite">
            <text:p>Diaki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css3t="http://www.w3.org/TR/css3-text/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